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13.04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30.87mm"/>
    </style:style>
    <style:style style:name="co7" style:family="table-column">
      <style:table-column-properties fo:break-before="auto" style:column-width="31.91mm"/>
    </style:style>
    <style:style style:name="co8" style:family="table-column">
      <style:table-column-properties fo:break-before="auto" style:column-width="20.46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5.72mm"/>
    </style:style>
    <style:style style:name="co11" style:family="table-column">
      <style:table-column-properties fo:break-before="page" style:column-width="19.97mm"/>
    </style:style>
    <style:style style:name="co12" style:family="table-column">
      <style:table-column-properties fo:break-before="page" style:column-width="11.98mm"/>
    </style:style>
    <style:style style:name="co13" style:family="table-column">
      <style:table-column-properties fo:break-before="auto" style:column-width="7.53mm"/>
    </style:style>
    <style:style style:name="co14" style:family="table-column">
      <style:table-column-properties fo:break-before="auto" style:column-width="9.21mm"/>
    </style:style>
    <style:style style:name="co15" style:family="table-column">
      <style:table-column-properties fo:break-before="auto" style:column-width="18.91mm"/>
    </style:style>
    <style:style style:name="co16" style:family="table-column">
      <style:table-column-properties fo:break-before="auto" style:column-width="67.15mm"/>
    </style:style>
    <style:style style:name="co17" style:family="table-column">
      <style:table-column-properties fo:break-before="auto" style:column-width="14.46mm"/>
    </style:style>
    <style:style style:name="co18" style:family="table-column">
      <style:table-column-properties fo:break-before="auto" style:column-width="13.63mm"/>
    </style:style>
    <style:style style:name="co19" style:family="table-column">
      <style:table-column-properties fo:break-before="auto" style:column-width="23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28mm" fo:break-before="auto" style:use-optimal-row-height="true"/>
    </style:style>
    <style:style style:name="ro3" style:family="table-row">
      <style:table-row-properties style:row-height="6.9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54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15.05mm" fo:break-before="auto" style:use-optimal-row-height="true"/>
    </style:style>
    <style:style style:name="ro11" style:family="table-row">
      <style:table-row-properties style:row-height="25.7mm" fo:break-before="auto" style:use-optimal-row-height="true"/>
    </style:style>
    <style:style style:name="ro12" style:family="table-row">
      <style:table-row-properties style:row-height="8.77mm" fo:break-before="auto" style:use-optimal-row-height="tru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7.07mm" fo:break-before="auto" style:use-optimal-row-height="true"/>
    </style:style>
    <style:style style:name="ro15" style:family="table-row">
      <style:table-row-properties style:row-height="4.53mm" fo:break-before="auto" style:use-optimal-row-height="true"/>
    </style:style>
    <style:style style:name="ro16" style:family="table-row">
      <style:table-row-properties style:row-height="5.38mm" fo:break-before="auto" style:use-optimal-row-height="true"/>
    </style:style>
    <style:style style:name="ro17" style:family="table-row">
      <style:table-row-properties style:row-height="6.65mm" fo:break-before="auto" style:use-optimal-row-height="true"/>
    </style:style>
    <style:style style:name="ro18" style:family="table-row">
      <style:table-row-properties style:row-height="4.96mm" fo:break-before="auto" style:use-optimal-row-height="true"/>
    </style:style>
    <style:style style:name="ro19" style:family="table-row">
      <style:table-row-properties style:row-height="3.93mm" fo:break-before="auto" style:use-optimal-row-height="false"/>
    </style:style>
    <style:style style:name="ro20" style:family="table-row">
      <style:table-row-properties style:row-height="5.8mm" fo:break-before="auto" style:use-optimal-row-height="true"/>
    </style:style>
    <style:style style:name="ro21" style:family="table-row">
      <style:table-row-properties style:row-height="11.18mm" fo:break-before="auto" style:use-optimal-row-height="true"/>
    </style:style>
    <style:style style:name="ro22" style:family="table-row">
      <style:table-row-properties style:row-height="5.52mm" fo:break-before="auto" style:use-optimal-row-height="false"/>
    </style:style>
    <style:style style:name="ro23" style:family="table-row">
      <style:table-row-properties style:row-height="6.84mm" fo:break-before="auto" style:use-optimal-row-height="false"/>
    </style:style>
    <style:style style:name="ro24" style:family="table-row">
      <style:table-row-properties style:row-height="6.58mm" fo:break-before="auto" style:use-optimal-row-height="false"/>
    </style:style>
    <style:style style:name="ro25" style:family="table-row">
      <style:table-row-properties style:row-height="2.63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27" style:family="table-row">
      <style:table-row-properties style:row-height="4.53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9" style:family="table-cell" style:parent-style-name="Default" style:data-style-name="N109"/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1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value-type" style:repeat-content="false"/>
      <style:paragraph-properties fo:margin-left="0mm"/>
      <style:text-properties fo:color="#7e0021" style:text-outline="false" style:text-line-through-style="none" style:text-line-through-type="none" style:font-name="Engravers MT" fo:font-size="60pt" fo:language="en" fo:country="US" fo:font-style="italic" fo:text-shadow="1pt 1pt" style:text-underline-style="none" fo:font-weight="normal" style:text-underline-mode="continuous" style:text-overline-mode="continuous" style:text-line-through-mode="continuous" style:font-size-asian="60pt" style:language-asian="en" style:country-asian="US" style:font-style-asian="italic" style:font-weight-asian="normal" style:font-size-complex="6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9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ext-properties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6">
      <style:text-properties fo:font-size="12pt" style:font-size-asian="12pt" style:font-size-complex="12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fo:color="#7e0021" style:font-name="Arial" fo:font-size="18pt" fo:font-style="italic" style:font-name-asian="Tahoma" style:font-name-complex="MS Mincho" style:font-size-asian="18pt" style:font-size-complex="10.1999998092651pt" style:font-style-asian="italic" style:font-style-complex="italic"/>
    </style:style>
    <style:style style:name="T2" style:family="text">
      <style:text-properties fo:color="#7e0021" style:font-name="Arial" fo:font-style="italic" style:font-name-asian="Tahoma" style:font-name-complex="MS Mincho" style:font-style-asian="italic" style:font-style-complex="italic" fo:font-size="14pt" style:font-size-asian="14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33% 58%"/>
    </style:style>
  </office:automatic-styles>
  <office:body>
    <office:spreadsheet>
      <table:content-validations>
        <table:content-validation table:name="val1" table:condition="of:cell-content-is-in-list(&quot;0&quot;;&quot;8&quot;;&quot;23&quot;)" table:allow-empty-cell="true" table:display-list="unsorted" table:base-cell-address="Menu.J8"/>
        <table:content-validation table:name="val2" table:condition="of:cell-content-is-in-list(&quot; &quot;;&quot;0&quot;;&quot;8&quot;;&quot;23&quot;)" table:allow-empty-cell="true" table:display-list="unsorted" table:base-cell-address="Menu.G29"/>
      </table:content-validations>
      <table:table table:name="Menu" table:style-name="ta1" table:print="false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rzycisk 1" form:control-implementation="ooo:com.sun.star.form.component.CommandButton" xml:id="control1" form:id="control1" form:label="Nowa Faktura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Faktura.KopiaF?language=Basic&amp;location=application" xlink:type="simple"/>
              </office:event-listeners>
            </form:button>
            <form:button form:name="Przycisk 2" form:control-implementation="ooo:com.sun.star.form.component.CommandButton" xml:id="control2" form:id="control2" form:label="Podlicz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est.zlicztest?language=Basic&amp;location=application" xlink:type="simple"/>
              </office:event-listeners>
            </form:button>
          </form:form>
        </office:forms>
        <table:shapes>
          <draw:control draw:z-index="0" draw:text-style-name="P1" svg:width="80.03mm" svg:height="25.49mm" svg:x="16.6mm" svg:y="21.97mm" draw:control="control1"/>
          <draw:control draw:z-index="1" draw:text-style-name="P1" svg:width="76.78mm" svg:height="31.25mm" svg:x="18.39mm" svg:y="66.91mm" draw:control="control2"/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3">
          <table:table-cell table:number-columns-repeated="3"/>
        </table:table-row>
        <table:table-row table:style-name="ro4">
          <table:table-cell table:number-columns-repeated="3"/>
        </table:table-row>
        <table:table-row table:style-name="ro5" table:number-rows-repeated="2">
          <table:table-cell table:number-columns-repeated="3"/>
        </table:table-row>
        <table:table-row table:style-name="ro4">
          <table:table-cell table:number-columns-repeated="3"/>
        </table:table-row>
        <table:table-row table:style-name="ro5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7">
          <table:table-cell table:number-columns-repeated="3"/>
        </table:table-row>
        <table:table-row table:style-name="ro8">
          <table:table-cell table:number-columns-repeated="3"/>
        </table:table-row>
        <table:table-row table:style-name="ro6" table:number-rows-repeated="8">
          <table:table-cell table:number-columns-repeated="3"/>
        </table:table-row>
        <table:table-row table:style-name="ro1">
          <table:table-cell table:number-columns-repeated="2"/>
          <table:table-cell table:style-name="ce29" table:formula="of:=[Arkusz1.I36]" office:value-type="currency" office:currency="PLN" office:value="93210" calcext:value-type="currency">
            <text:p>93 210,00 zł</text:p>
          </table:table-cell>
        </table:table-row>
        <table:table-row table:style-name="ro9">
          <table:table-cell table:number-columns-repeated="3"/>
        </table:table-row>
        <table:table-row table:style-name="ro10">
          <table:table-cell table:number-columns-repeated="3"/>
        </table:table-row>
        <table:table-row table:style-name="ro9" table:number-rows-repeated="12">
          <table:table-cell table:number-columns-repeated="3"/>
        </table:table-row>
        <table:table-row table:style-name="ro1" table:number-rows-repeated="7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6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Podlicz_2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2"/>
          <table:table-cell table:style-name="ce29" table:formula="of:=[Arkusz1_2.I36]" office:value-type="currency" office:currency="PLN" office:value="93210" calcext:value-type="currency">
            <text:p>93 210,00 zł</text:p>
          </table:table-cell>
        </table:table-row>
      </table:table>
      <table:table table:name="Podlicz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2"/>
          <table:table-cell table:style-name="ce29" table:formula="of:=[Arkusz1_2.I36]" office:value-type="currency" office:currency="PLN" office:value="93210" calcext:value-type="currency">
            <text:p>93 210,00 zł</text:p>
          </table:table-cell>
        </table:table-row>
      </table:table>
      <table:table table:name="Zlicz" table:style-name="ta1">
        <table:table-column table:style-name="co2" table:number-columns-repeated="3" table:default-cell-style-name="Default"/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2"/>
          <table:table-cell table:style-name="ce29" table:formula="of:=[Arkusz1_2.I36]" office:value-type="currency" office:currency="PLN" office:value="93210" calcext:value-type="currency">
            <text:p>93 210,00 zł</text:p>
          </table:table-cell>
        </table:table-row>
        <table:table-row table:style-name="ro1">
          <table:table-cell table:number-columns-repeated="2"/>
          <table:table-cell table:style-name="ce29" table:formula="of:=[Arkusz1_3.I36]" office:value-type="currency" office:currency="PLN" office:value="68610" calcext:value-type="currency">
            <text:p>68 610,00 zł</text:p>
          </table:table-cell>
        </table:table-row>
      </table:table>
      <table:table table:name="Arkusz1" table:style-name="ta1" table:print-ranges="Arkusz1.A1:Arkusz1.T89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2" calcext:value-type="date">
            <text:p>22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table table:name="Arkusz1_2" table:style-name="ta1" table:print-ranges="Arkusz1_2.A1:Arkusz1_2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2" calcext:value-type="date">
            <text:p>22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table table:name="Arkusz1_3" table:style-name="ta1" table:print-ranges="Arkusz1_3.A1:Arkusz1_3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2" calcext:value-type="date">
            <text:p>22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office:value-type="currency" office:currency="PLN" office:value="40000" calcext:value-type="currency">
            <text:p>4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9200" calcext:value-type="currency">
            <text:p>9 200,00 zł</text:p>
          </table:table-cell>
          <table:table-cell table:style-name="ce31" table:formula="of:=[.F30]+[.H30]" office:value-type="currency" office:currency="PLN" office:value="49200" calcext:value-type="currency">
            <text:p>49 2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57000" calcext:value-type="currency">
            <text:p>5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1610" calcext:value-type="currency">
            <text:p>11 610,00 zł</text:p>
          </table:table-cell>
          <table:table-cell table:style-name="ce26" table:formula="of:=SUM([.I30:.I34])" office:value-type="currency" office:currency="PLN" office:value="68610" calcext:value-type="currency">
            <text:p>68 6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68610" calcext:value-type="currency" table:number-columns-spanned="2" table:number-rows-spanned="1">
            <text:p>68 6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1610" calcext:value-type="currency" table:number-columns-spanned="2" table:number-rows-spanned="1">
            <text:p>11 6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sześćdziesiąt osiem tysięcy sześćset dziesięć złotych 00/100" calcext:value-type="string">
            <text:p>sześćdziesiąt osiem tysięcy sześćset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table table:name="Arkusz1_4" table:style-name="ta1" table:print-ranges="Arkusz1_4.A1:Arkusz1_4.T89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22" calcext:value-type="date">
            <text:p>22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3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3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4.99mm" fo:margin-right="4.99mm" style:shadow="non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Dziękujemy za zlecenie prac i zapraszamy do ponownego skorzystania z naszych usług</text:p>
        <text:p>IMBUD Piotr Imiołek<text:tab/>tel. kom. 503 586 77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.00.0000</text:date>, <text:time style:data-style-name="N2" text:time-value="12:03:43.17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Imiołek</meta:initial-creator>
    <meta:creation-date>2017-09-27T19:32:41.18</meta:creation-date>
    <dc:date>2017-12-22T12:05:03.359000000</dc:date>
    <meta:editing-duration>PT18H31M33S</meta:editing-duration>
    <meta:editing-cycles>18</meta:editing-cycles>
    <meta:generator>LibreOffice/5.4.2.2$Windows_X86_64 LibreOffice_project/22b09f6418e8c2d508a9eaf86b2399209b0990f4</meta:generator>
    <meta:document-statistic meta:table-count="8" meta:cell-count="373" meta:object-count="2"/>
  </office:meta>
</office:document-meta>
</file>